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F8000000F4DF2BEB97.png" manifest:media-type="image/png"/>
  <manifest:file-entry manifest:full-path="Pictures/10000001000000F6000000EF5590FE82.png" manifest:media-type="image/png"/>
  <manifest:file-entry manifest:full-path="Pictures/100000000000008000000080BB47B3BD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gerian" svg:font-family="Algerian" style:font-family-generic="decorative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2.485cm" fo:margin-left="1.051cm" fo:margin-top="0cm" fo:margin-bottom="0cm" table:align="left" style:writing-mode="lr-tb"/>
    </style:style>
    <style:style style:name="Tableau1.A" style:family="table-column">
      <style:table-column-properties style:column-width="2.512cm"/>
    </style:style>
    <style:style style:name="Tableau1.B" style:family="table-column">
      <style:table-column-properties style:column-width="9.97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0.875cm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>
      <loext:graphic-properties draw:fill="bitmap" draw:fill-image-name="msFillBitmap_20_1" style:repeat="stretch"/>
      <style:paragraph-properties fo:text-align="left"/>
      <style:text-properties fo:font-size="18pt"/>
    </style:style>
    <style:style style:name="P3" style:family="paragraph">
      <loext:graphic-properties draw:fill="bitmap" draw:fill-image-name="msFillBitmap_20_2" style:repeat="stretch"/>
      <style:paragraph-properties fo:text-align="left"/>
      <style:text-properties fo:font-size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Calibri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-left="0cm" fo:padding-right="0cm" fo:padding-top="0.035cm" fo:padding-bottom="0.035cm" fo:border-left="none" fo:border-right="none" fo:border-top="3pt dotted #000000" fo:border-bottom="3pt dotted #000000"/>
    </style:style>
    <style:style style:name="P6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3pt dotted #000000"/>
    </style:style>
    <style:style style:name="P7" style:family="paragraph" style:parent-style-name="Standard">
      <style:paragraph-properties fo:line-height="150%"/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Contenu_20_de_20_cadre">
      <style:paragraph-properties fo:margin-top="0cm" fo:margin-bottom="0.282cm" style:contextual-spacing="false" fo:text-align="center" style:justify-single-word="false"/>
      <style:text-properties fo:color="#000000" loext:opacity="100%" style:font-name="Algerian" fo:font-size="20pt" officeooo:paragraph-rsid="0007f62c" style:font-size-asian="20pt" style:font-size-complex="20pt"/>
    </style:style>
    <style:style style:name="P9" style:family="paragraph">
      <loext:graphic-properties draw:fill="bitmap" draw:fill-image-name="msFillBitmap_20_3" draw:fill-image-width="4.336cm" draw:fill-image-height="4.336cm" style:repeat="repeat" draw:fill-image-ref-point-x="0%" draw:fill-image-ref-point-y="0%" draw:fill-image-ref-point="top-left"/>
      <style:paragraph-properties fo:text-align="left"/>
      <style:text-properties fo:color="#000000" loext:opacity="100%" fo:font-size="18pt"/>
    </style:style>
    <style:style style:name="P10" style:family="paragraph" style:parent-style-name="Standard">
      <style:paragraph-properties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/>
      <style:text-properties officeooo:rsid="00065762" officeooo:paragraph-rsid="0006576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/>
      <style:text-properties officeooo:rsid="0007f62c" officeooo:paragraph-rsid="0007f62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ontenu_20_de_20_cadre">
      <style:paragraph-properties fo:margin-top="0cm" fo:margin-bottom="0.282cm" style:contextual-spacing="false"/>
    </style:style>
    <style:style style:name="P14" style:family="paragraph" style:parent-style-name="Contenu_20_de_20_cadre">
      <style:paragraph-properties fo:margin-top="0cm" fo:margin-bottom="0.282cm" style:contextual-spacing="false"/>
      <style:text-properties fo:color="#000000" loext:opacity="100%" fo:font-size="12pt" officeooo:rsid="000641f9" style:font-size-asian="12pt" style:font-size-complex="12pt"/>
    </style:style>
    <style:style style:name="P15" style:family="paragraph">
      <loext:graphic-properties draw:fill="bitmap" draw:fill-image-name="msFillBitmap_20_4" draw:fill-image-width="4.336cm" draw:fill-image-height="4.336cm" style:repeat="repeat" draw:fill-image-ref-point-x="0%" draw:fill-image-ref-point-y="0%" draw:fill-image-ref-point="top-left"/>
      <style:paragraph-properties fo:text-align="left"/>
      <style:text-properties fo:color="#000000" loext:opacity="100%" fo:font-size="18pt"/>
    </style:style>
    <style:style style:name="P16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officeooo:paragraph-rsid="000649a2"/>
    </style:style>
    <style:style style:name="P18" style:family="paragraph" style:parent-style-name="Standard">
      <style:text-properties fo:font-size="14pt" fo:font-weight="bold" officeooo:paragraph-rsid="000649a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3pt" officeooo:paragraph-rsid="000649a2" style:font-size-asian="13pt" style:font-size-complex="13pt"/>
    </style:style>
    <style:style style:name="P20" style:family="paragraph" style:parent-style-name="Standard">
      <style:text-properties fo:font-size="13pt" fo:font-weight="normal" officeooo:paragraph-rsid="000649a2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50%"/>
      <style:text-properties style:font-name="Times New Roman" fo:font-size="13pt" officeooo:paragraph-rsid="000649a2" style:font-size-asian="13pt" style:font-size-complex="13pt"/>
    </style:style>
    <style:style style:name="T1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1f1f1f" loext:opacity="100%" fo:font-style="italic" fo:font-weight="bold" style:letter-kerning="false" style:font-name-asian="Times New Roman1" style:language-asian="fr" style:country-asian="FR" style:font-style-asian="italic" style:font-weight-asian="bold" style:font-family-complex="Arial" style:font-family-generic-complex="system" style:font-pitch-complex="variable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Times New Roman" fo:font-size="14pt" fo:language="fr" fo:country="FR" fo:font-weight="bold" style:letter-kerning="tru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6" style:family="text">
      <style:text-properties style:font-name="Times New Roman" fo:font-size="14pt" fo:language="fr" fo:country="FR" style:letter-kerning="tru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fo:font-size="12pt" style:font-size-asian="12pt" style:font-size-complex="12pt"/>
    </style:style>
    <style:style style:name="T9" style:family="text"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officeooo:rsid="000641f9" style:font-size-asian="12pt" style:font-size-complex="12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gr1" style:family="graphic">
      <style:graphic-properties draw:stroke="solid" svg:stroke-width="0.035cm" svg:stroke-color="#1d3155" draw:stroke-linejoin="miter" draw:fill="bitmap" draw:fill-image-name="msFillBitmap_20_1" style:repeat="stretch" draw:textarea-vertical-align="top" draw:auto-grow-height="false" fo:min-height="1.845cm" fo:min-width="1.642cm" fo:padding-top="0.125cm" fo:padding-bottom="0.125cm" fo:padding-left="0.25cm" fo:padding-right="0.25cm" fo:wrap-option="wrap" loext:decorative="false" fo:margin-left="0cm" fo:margin-right="0.018cm" fo:margin-top="0.019cm" fo:margin-bottom="0.019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1d3155" draw:stroke-linejoin="miter" draw:fill="bitmap" draw:fill-image-name="msFillBitmap_20_2" style:repeat="stretch" draw:textarea-vertical-align="top" draw:auto-grow-height="false" fo:min-height="1.928cm" fo:min-width="1.663cm" fo:padding-top="0.125cm" fo:padding-bottom="0.125cm" fo:padding-left="0.25cm" fo:padding-right="0.25cm" fo:wrap-option="wrap" loext:decorative="false" fo:margin-left="0.019cm" fo:margin-right="0cm" fo:margin-top="0.021cm" fo:margin-bottom="0.018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8cm" svg:stroke-color="#5b9bd5" draw:stroke-linejoin="miter" draw:fill="bitmap" draw:fill-image-name="msFillBitmap_20_3" draw:fill-image-width="4.336cm" draw:fill-image-height="4.336cm" style:repeat="repeat" draw:fill-image-ref-point-x="0%" draw:fill-image-ref-point-y="0%" draw:fill-image-ref-point="top-left" draw:textarea-vertical-align="middle" draw:auto-grow-height="false" fo:min-height="2.35cm" fo:min-width="14.136cm" fo:padding-top="0.127cm" fo:padding-bottom="0.127cm" fo:padding-left="0.254cm" fo:padding-right="0.254cm" fo:wrap-option="wrap" loext:decorative="false" fo:margin-left="0.009cm" fo:margin-right="0.011cm" fo:margin-top="0.011cm" fo:margin-bottom="0.00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35cm" svg:stroke-color="#1d3155" draw:stroke-linejoin="miter" draw:fill="bitmap" draw:fill-image-name="msFillBitmap_20_4" draw:fill-image-width="4.336cm" draw:fill-image-height="4.336cm" style:repeat="repeat" draw:fill-image-ref-point-x="0%" draw:fill-image-ref-point-y="0%" draw:fill-image-ref-point="top-left" draw:textarea-vertical-align="middle" draw:auto-grow-height="false" fo:min-height="0.739cm" fo:min-width="6.071cm" fo:padding-top="0.127cm" fo:padding-bottom="0.127cm" fo:padding-left="0.254cm" fo:padding-right="0.254cm" fo:wrap-option="wrap" loext:decorative="false" fo:margin-left="0.018cm" fo:margin-right="0.019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1" draw:name="Ellipse 3" draw:style-name="gr1" draw:text-style-name="P2" svg:width="3.029cm" svg:height="2.961cm" svg:x="0cm" svg:y="-0.012cm"><text:p/>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Ellipse 4" draw:style-name="gr2" draw:text-style-name="P3" svg:width="3.061cm" svg:height="3.079cm" svg:x="12.94cm" svg:y="0.012cm"><text:p/>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/></text:p>
      <text:p text:style-name="P4" loext:marker-style-name="T1"/>
      <text:p text:style-name="P1" loext:marker-style-name="T2"><text:span text:style-name="T2">REPUBLIQUE DU BÉNIN</text:span><text:span text:style-name="T2"/></text:p>
      <text:p text:style-name="P5" loext:marker-style-name="T2"><text:span text:style-name="T2">MINISTÈRE DE L’ENSEIGNEMENT SUPÉRIEUR ET DE LA RECHERCHE SCIENTIFIQUE (MESRS)</text:span><text:span text:style-name="T2"/></text:p>
      <text:p text:style-name="P6" loext:marker-style-name="T2"><text:span text:style-name="T2">UNIVERSITE DE PARAKOU (UP)</text:span><text:span text:style-name="T2"/></text:p>
      <text:p text:style-name="P1" loext:marker-style-name="T2"><text:span text:style-name="T2">INSTITUT UNIVERSITAIRE DE TECHNOLOGIE (IUT)</text:span><text:span text:style-name="T2"/></text:p>
      <text:p text:style-name="P7" loext:marker-style-name="T1"/>
      <text:p text:style-name="P7" loext:marker-style-name="T1"><draw:custom-shape text:anchor-type="char" draw:z-index="0" draw:name="Parchemin : horizontal 1" draw:style-name="gr3" draw:text-style-name="P9" svg:width="15.294cm" svg:height="3.47cm" svg:x="0.33cm" svg:y="0.497cm"><text:p text:style-name="P8"><text:span text:style-name="T3">Moniteur de Budget Personnel (Fintech)</text:span><text:span text:style-name="T4"> <text:s/></text:span></text:p><draw:enhanced-geometry draw:mirror-horizontal="false" draw:mirror-vertical="false" draw:glue-points="?f12 ?f2 0 ?f13 ?f12 ?f7 ?f14 ?f13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position="?f2 0" draw:handle-position-x="?f2" draw:handle-position-y="0" draw:handle-range-x-maximum="25000" draw:handle-range-x-minimum="0"/></draw:enhanced-geometry></draw:custom-shape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 loext:marker-style-name="T2"><text:span text:style-name="T5">N°</text:span></text:p>
          </table:table-cell>
          <table:table-cell table:style-name="Tableau1.A1" office:value-type="string">
            <text:p text:style-name="P10" loext:marker-style-name="T2"><text:span text:style-name="T5">Noms et Prénoms</text:span><text:span text:style-name="T5"/></text:p>
          </table:table-cell>
        </table:table-row>
        <table:table-row table:style-name="Tableau1.1">
          <table:table-cell table:style-name="Tableau1.A1" office:value-type="string">
            <text:p text:style-name="P11" loext:marker-style-name="T1"><text:span text:style-name="T6">1</text:span></text:p>
          </table:table-cell>
          <table:table-cell table:style-name="Tableau1.A1" office:value-type="string">
            <text:p text:style-name="P11" loext:marker-style-name="T1"><text:span text:style-name="T6">AGOSSOU M. Epiphanie</text:span></text:p>
          </table:table-cell>
        </table:table-row>
        <table:table-row table:style-name="Tableau1.3">
          <table:table-cell table:style-name="Tableau1.A1" office:value-type="string">
            <text:p text:style-name="P11" loext:marker-style-name="T1"><text:span text:style-name="T6">2</text:span></text:p>
          </table:table-cell>
          <table:table-cell table:style-name="Tableau1.A1" office:value-type="string">
            <text:p text:style-name="P12" loext:marker-style-name="T1"><text:span text:style-name="T6">SOTON Emmanuel</text:span></text:p>
          </table:table-cell>
        </table:table-row>
      </table:table>
      <text:p text:style-name="P7" loext:marker-style-name="T1"/>
      <text:p text:style-name="P1" loext:marker-style-name="T1"><text:span text:style-name="T7">Chargée du cours :</text:span><text:span text:style-name="T1"> Monsieur MOUSSE Mikaël</text:span></text:p>
      <text:p text:style-name="P4" loext:marker-style-name="T1"/>
      <text:p text:style-name="P7" loext:marker-style-name="T1"><draw:custom-shape text:anchor-type="char" draw:z-index="2" draw:name="Ellipse 2" draw:style-name="gr4" draw:text-style-name="P15" svg:width="9.304cm" svg:height="1.403cm" svg:x="3.558cm" svg:y="0.025cm"><text:p text:style-name="P13" loext:marker-style-name="T8"><text:span text:style-name="T9">Année académique :</text:span><text:span text:style-name="T8"> 2025-202</text:span><text:span text:style-name="T10">6</text:span></text:p><text:p text:style-name="P14" loext:marker-style-name="T8"/>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6" loext:marker-style-name="T11"/>
      <text:p text:style-name="P16" loext:marker-style-name="T11"/>
      <text:p text:style-name="P16" loext:marker-style-name="T11"><text:soft-page-break/></text:p>
      <text:p text:style-name="P17"/>
      <text:p text:style-name="P18">1. Présentation du projet</text:p>
      <text:p text:style-name="P19">Le projet Moniteur de Budget Personnel consiste à développer une application en Python permettant à un utilisateur de gérer ses finances personnelles.</text:p>
      <text:p text:style-name="P19">Cette application doit permettre d’enregistrer les revenus et les dépenses, de les classer automatiquement, de calculer le solde et d’afficher des informations claires sur l’état du budget.</text:p>
      <text:p text:style-name="P19">Ce projet s’inscrit dans le domaine de la technologie financière (Fintech).</text:p>
      <text:p text:style-name="P19"/>
      <text:p text:style-name="P18">2. Objectif du projet</text:p>
      <text:p text:style-name="P19">L’objectif principal est de concevoir une application capable de suivre et analyser le budget personnel d’un utilisateur.</text:p>
      <text:p text:style-name="P19"/>
      <text:p text:style-name="P19">Les objectifs spécifiques sont :</text:p>
      <text:p text:style-name="P19">- enregistrer les revenus et les dépenses ;</text:p>
      <text:p text:style-name="P19">- sauvegarder les données dans un fichier ;</text:p>
      <text:p text:style-name="P19">- calculer les totaux des dépenses et des revenus ;</text:p>
      <text:p text:style-name="P19">- calculer le solde ;</text:p>
      <text:p text:style-name="P19">- présenter un résumé clair des finances.</text:p>
      <text:p text:style-name="P17"/>
      <text:p text:style-name="P18">3. Fonctionnement attendu</text:p>
      <text:p text:style-name="P19">L’utilisateur doit pouvoir saisir les informations nécessaires pour chaque transaction, notamment la date, le montant, le type, la description et la catégorie.</text:p>
      <text:p text:style-name="P19">Le système doit traiter ces informations et les exploiter pour produire des résultats utiles.</text:p>
      <text:p text:style-name="P19"/>
      <text:p text:style-name="P18">4. Fonctionnalités du projet</text:p>
      <text:p text:style-name="P17"/>
      <text:p text:style-name="P18">4.1 Gestion des transactions</text:p>
      <text:p text:style-name="P19">Le système doit permettre de :</text:p>
      <text:p text:style-name="P19"><text:soft-page-break/>- ajouter une transaction ;</text:p>
      <text:p text:style-name="P19">- afficher la liste des transactions ;</text:p>
      <text:p text:style-name="P19">- supprimer une transaction ;</text:p>
      <text:p text:style-name="P19">- modifier une transaction ;</text:p>
      <text:p text:style-name="P19">- filtrer les transactions selon certains critères.</text:p>
      <text:p text:style-name="P17"/>
      <text:p text:style-name="P18">4.2 Catégorisation automatique</text:p>
      <text:p text:style-name="P19">Le système doit être capable de classer automatiquement les transactions dans différentes catégories en fonction de leur description.</text:p>
      <text:p text:style-name="P19">L’utilisateur doit également pouvoir modifier la catégorie si nécessaire.</text:p>
      <text:p text:style-name="P17"/>
      <text:p text:style-name="P18">4.3 Calculs</text:p>
      <text:p text:style-name="P19">Le système doit effectuer les calculs suivants :</text:p>
      <text:p text:style-name="P19">- total des dépenses ;</text:p>
      <text:p text:style-name="P19">- total des revenus ;</text:p>
      <text:p text:style-name="P19">- solde (revenus moins dépenses) ;</text:p>
      <text:p text:style-name="P19">- statistiques liées aux catégories.</text:p>
      <text:p text:style-name="P17"/>
      <text:p text:style-name="P18">4.4 Sauvegarde des données</text:p>
      <text:p text:style-name="P19">Les données doivent être enregistrées dans un fichier au format CSV.</text:p>
      <text:p text:style-name="P19">Le système doit pouvoir lire ces données au démarrage afin de restaurer les informations précédemment enregistrées.</text:p>
      <text:p text:style-name="P17"/>
      <text:p text:style-name="P18">4.5 Visualisation</text:p>
      <text:p text:style-name="P19">Le système doit produire des représentations graphiques permettant de visualiser les dépenses et les revenus.</text:p>
      <text:p text:style-name="P19"/>
      <text:p text:style-name="P18">5. Contraintes techniques</text:p>
      <text:p text:style-name="P19">Le projet doit être développé en Python.</text:p>
      <text:p text:style-name="P19">- Il doit respecter les principes de la programmation orientée objet.</text:p>
      <text:p text:style-name="P19"><text:soft-page-break/>- L’utilisation de fichiers CSV est obligatoire pour la gestion des données.</text:p>
      <text:p text:style-name="P19">- Certaines bibliothèques standards et de visualisation peuvent être utilisées.</text:p>
      <text:p text:style-name="P19"/>
      <text:p text:style-name="P18">6. Structure du programme</text:p>
      <text:p text:style-name="P20">Le programme doit être organisé en plusieurs classes ayant chacune un rôle précis, notamment pour représenter les transactions, gérer le budget, traiter les données et produire des visualisations.</text:p>
      <text:p text:style-name="P20"/>
      <text:p text:style-name="P18">7. Résultats attendus</text:p>
      <text:p text:style-name="P19">Le projet doit aboutir à :</text:p>
      <text:p text:style-name="P19">- une application fonctionnelle ;</text:p>
      <text:p text:style-name="P19">- un système de sauvegarde des données ;</text:p>
      <text:p text:style-name="P19">- des calculs fiables ;</text:p>
      <text:p text:style-name="P19">- une présentation claire des résultats ;</text:p>
      <text:p text:style-name="P19">- un code structuré et lisible.</text:p>
      <text:p text:style-name="P19"/>
      <text:p text:style-name="P18">8. Critères de réussite</text:p>
      <text:p text:style-name="P19">Le projet est considéré comme réussi si :</text:p>
      <text:p text:style-name="P19">- les transactions sont correctement enregistrées ;</text:p>
      <text:p text:style-name="P19">- les calculs sont exacts ;</text:p>
      <text:p text:style-name="P19">- les données sont conservées après fermeture du programme ;</text:p>
      <text:p text:style-name="P19">- les résultats sont compréhensibles ;</text:p>
      <text:p text:style-name="P19">- le programme fonctionne correctement sans erreurs.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gerian" svg:font-family="Algerian" style:font-family-generic="decorative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001000000F8000000F4DF2BEB97.png" xlink:type="simple" xlink:show="embed" xlink:actuate="onLoad"/>
    <draw:fill-image draw:name="msFillBitmap_20_2" draw:display-name="msFillBitmap 2" xlink:href="Pictures/10000001000000F6000000EF5590FE82.png" xlink:type="simple" xlink:show="embed" xlink:actuate="onLoad"/>
    <draw:fill-image draw:name="msFillBitmap_20_3" draw:display-name="msFillBitmap 3" xlink:href="Pictures/100000000000008000000080BB47B3BD.jpg" xlink:type="simple" xlink:show="embed" xlink:actuate="onLoad"/>
    <draw:fill-image draw:name="msFillBitmap_20_4" draw:display-name="msFillBitmap 4" xlink:href="Pictures/100000000000008000000080BB47B3B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1pt" fo:language="fr" fo:country="FR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Ligne_20_horizontale" style:display-name="Ligne horizontale" style:family="paragraph" style:parent-style-name="Standard" style:next-style-name="Text_20_body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Contenu_20_de_20_tableau" style:display-name="Contenu de tableau" style:family="paragraph" style:parent-style-name="Standard">
      <style:paragraph-properties fo:orphans="0" fo:widows="0"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uce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3" style:display-name="ListLabel 22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2" style:display-name="ListLabel 26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7" style:display-name="ListLabel 27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0" style:display-name="ListLabel 28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3" style:display-name="ListLabel 28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6" style:display-name="ListLabel 28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9" style:display-name="ListLabel 28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8" style:display-name="ListLabel 29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1" style:display-name="ListLabel 30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3" style:display-name="ListLabel 3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6" style:display-name="ListLabel 3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19" style:display-name="ListLabel 3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1" style:display-name="ListLabel 3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2" style:display-name="ListLabel 3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5" style:display-name="ListLabel 3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8" style:display-name="ListLabel 32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0" style:display-name="ListLabel 33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1" style:display-name="ListLabel 3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4" style:display-name="ListLabel 3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7" style:display-name="ListLabel 33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49" style:display-name="ListLabel 34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2" style:display-name="ListLabel 35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8" style:display-name="ListLabel 35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1" style:display-name="ListLabel 36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4" style:display-name="ListLabel 36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7" style:display-name="ListLabel 36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0" style:display-name="ListLabel 37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3" style:display-name="ListLabel 37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4" style:display-name="ListLabel 38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5" style:display-name="ListLabel 38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8" style:display-name="ListLabel 38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1" style:display-name="ListLabel 39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3" style:display-name="ListLabel 39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4" style:display-name="ListLabel 39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7" style:display-name="ListLabel 39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8" style:display-name="ListLabel 39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0" style:display-name="ListLabel 40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3" style:display-name="ListLabel 40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6" style:display-name="ListLabel 40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7" style:display-name="ListLabel 40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09" style:display-name="ListLabel 40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0" style:display-name="ListLabel 42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1" style:display-name="ListLabel 4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4" style:display-name="ListLabel 4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7" style:display-name="ListLabel 42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0" style:display-name="ListLabel 43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3" style:display-name="ListLabel 43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6" style:display-name="ListLabel 43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39" style:display-name="ListLabel 43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14:11:00</meta:creation-date>
    <meta:initial-creator>Office</meta:initial-creator>
    <dc:language>fr-FR</dc:language>
    <dc:date>2026-04-20T19:18:44.791872300</dc:date>
    <meta:editing-cycles>5</meta:editing-cycles>
    <meta:editing-duration>PT11M55S</meta:editing-duration>
    <meta:generator>LibreOffice/26.2.1.2$Windows_X86_64 LibreOffice_project/620$Build-2</meta:generator>
    <meta:document-statistic meta:table-count="1" meta:image-count="0" meta:object-count="0" meta:page-count="4" meta:paragraph-count="72" meta:word-count="532" meta:character-count="3436" meta:non-whitespace-character-count="2974"/>
    <meta:user-defined meta:name="AppVersion">15.0000</meta:user-defined>
    <meta:template xlink:type="simple" xlink:actuate="onRequest" xlink:title="Normal" xlink:href=""/>
  </office:meta>
</office:document-meta>
</file>